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209000000F91E8469B5.png" manifest:media-type="image/png"/>
  <manifest:file-entry manifest:full-path="Pictures/100011080000280B0000132E11D524D3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6e6e6" draw:textarea-horizontal-align="justify" draw:textarea-vertical-align="middle" draw:auto-grow-height="false" fo:min-height="4.151cm" fo:min-width="4.401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0efef"/>
    </style:style>
    <style:style style:name="gr4" style:family="graphic" style:parent-style-name="standard">
      <style:graphic-properties draw:stroke="none" draw:fill="solid" draw:fill-color="#314e89"/>
    </style:style>
    <style:style style:name="gr5" style:family="graphic" style:parent-style-name="standard">
      <style:graphic-properties draw:stroke="none" draw:fill="solid" draw:fill-color="#486eb2"/>
    </style:style>
    <style:style style:name="gr6" style:family="graphic" style:parent-style-name="standard">
      <style:graphic-properties draw:stroke="none" draw:fill="solid" draw:fill-color="#78a2d5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9cm" svg:height="4.4cm" svg:x="9.6cm" svg:y="2.726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2" draw:text-style-name="P1" draw:layer="layout" svg:width="5.429cm" svg:height="2.6cm" draw:transform="rotate (1.5707963267949) translate (10.479cm 7.729cm)">
            <draw:image xlink:href="Pictures/100011080000280B0000132E11D524D3.svg" xlink:type="simple" xlink:show="embed" xlink:actuate="onLoad">
              <text:p/>
            </draw:image>
            <draw:image xlink:href="Pictures/1000020100000209000000F91E8469B5.png" xlink:type="simple" xlink:show="embed" xlink:actuate="onLoad"/>
          </draw:frame>
          <draw:g>
            <draw:polygon draw:style-name="gr3" draw:layer="layout" svg:width="4.899cm" svg:height="6.029cm" svg:x="15.131cm" svg:y="2.47cm" svg:viewBox="0 0 4900 6030" draw:points="4900,5216 4082,6030 0,6030 0,0 4900,0">
              <text:p/>
            </draw:polygon>
            <draw:polygon draw:style-name="gr4" draw:layer="layout" svg:width="4.899cm" svg:height="1.171cm" svg:x="15.131cm" svg:y="1.3cm" svg:viewBox="0 0 4900 1172" draw:points="4900,1172 0,1172 0,0 4900,0">
              <text:p/>
            </draw:polygon>
            <draw:polygon draw:style-name="gr5" draw:layer="layout" svg:width="0.804cm" svg:height="0.801cm" svg:x="19.211cm" svg:y="7.683cm" svg:viewBox="0 0 805 802" draw:points="805,0 0,0 0,802">
              <text:p/>
            </draw:polygon>
          </draw:g>
          <draw:g>
            <draw:g>
              <draw:polygon draw:style-name="gr3" draw:text-style-name="P2" draw:layer="layout" svg:width="2.3cm" svg:height="2.816cm" svg:x="1.001cm" svg:y="1.762cm" svg:viewBox="0 0 2301 2817" draw:points="2301,2443 1920,2817 0,2817 0,0 2301,0">
                <text:p/>
              </draw:polygon>
              <draw:polygon draw:style-name="gr6" draw:text-style-name="P2" draw:layer="layout" svg:width="2.3cm" svg:height="0.54cm" svg:x="1.001cm" svg:y="1.226cm" svg:viewBox="0 0 2301 541" draw:points="2301,541 0,541 0,0 2301,0">
                <text:p/>
              </draw:polygon>
              <draw:polygon draw:style-name="gr6" draw:text-style-name="P2" draw:layer="layout" svg:width="0.374cm" svg:height="0.374cm" svg:x="2.927cm" svg:y="4.204cm" svg:viewBox="0 0 375 375" draw:points="375,0 0,0 0,375">
                <text:p/>
              </draw:polygon>
            </draw:g>
            <draw:frame draw:style-name="gr7" draw:layer="layout" svg:width="1.56cm" svg:height="0.954cm" svg:x="1.371cm" svg:y="2.425cm">
              <draw:text-box>
                <text:p>.pdf</text:p>
              </draw:text-box>
            </draw:frame>
          </draw:g>
          <draw:g>
            <draw:g>
              <draw:polygon draw:style-name="gr3" draw:text-style-name="P2" draw:layer="layout" svg:width="2.3cm" svg:height="2.816cm" svg:x="3.7cm" svg:y="1.762cm" svg:viewBox="0 0 2301 2817" draw:points="2301,2443 1920,2817 0,2817 0,0 2301,0">
                <text:p/>
              </draw:polygon>
              <draw:polygon draw:style-name="gr6" draw:text-style-name="P2" draw:layer="layout" svg:width="2.3cm" svg:height="0.54cm" svg:x="3.7cm" svg:y="1.226cm" svg:viewBox="0 0 2301 541" draw:points="2301,541 0,541 0,0 2301,0">
                <text:p/>
              </draw:polygon>
              <draw:polygon draw:style-name="gr6" draw:text-style-name="P2" draw:layer="layout" svg:width="0.374cm" svg:height="0.374cm" svg:x="5.626cm" svg:y="4.204cm" svg:viewBox="0 0 375 375" draw:points="375,0 0,0 0,375">
                <text:p/>
              </draw:polygon>
            </draw:g>
            <draw:frame draw:style-name="gr7" draw:layer="layout" svg:width="1.738cm" svg:height="0.954cm" svg:x="3.981cm" svg:y="2.425cm">
              <draw:text-box>
                <text:p>.png</text:p>
              </draw:text-box>
            </draw:frame>
          </draw:g>
          <draw:g>
            <draw:g>
              <draw:polygon draw:style-name="gr3" draw:text-style-name="P2" draw:layer="layout" svg:width="2.3cm" svg:height="2.816cm" svg:x="6.399cm" svg:y="1.762cm" svg:viewBox="0 0 2301 2817" draw:points="2301,2443 1920,2817 0,2817 0,0 2301,0">
                <text:p/>
              </draw:polygon>
              <draw:polygon draw:style-name="gr6" draw:text-style-name="P2" draw:layer="layout" svg:width="2.3cm" svg:height="0.54cm" svg:x="6.399cm" svg:y="1.226cm" svg:viewBox="0 0 2301 541" draw:points="2301,541 0,541 0,0 2301,0">
                <text:p/>
              </draw:polygon>
              <draw:polygon draw:style-name="gr6" draw:text-style-name="P2" draw:layer="layout" svg:width="0.374cm" svg:height="0.374cm" svg:x="8.325cm" svg:y="4.204cm" svg:viewBox="0 0 375 375" draw:points="375,0 0,0 0,375">
                <text:p/>
              </draw:polygon>
            </draw:g>
            <draw:frame draw:style-name="gr7" draw:layer="layout" svg:width="1.526cm" svg:height="0.954cm" svg:x="6.786cm" svg:y="2.425cm">
              <draw:text-box>
                <text:p>.jpg</text:p>
              </draw:text-box>
            </draw:frame>
          </draw:g>
          <draw:g>
            <draw:g>
              <draw:polygon draw:style-name="gr3" draw:layer="layout" svg:width="2.3cm" svg:height="2.815cm" svg:x="6.401cm" svg:y="5.61cm" svg:viewBox="0 0 2301 2816" draw:points="2301,2435 1917,2816 0,2816 0,0 2301,0">
                <text:p/>
              </draw:polygon>
              <draw:polygon draw:style-name="gr5" draw:layer="layout" svg:width="2.3cm" svg:height="0.539cm" svg:x="6.401cm" svg:y="5.074cm" svg:viewBox="0 0 2301 540" draw:points="2301,540 0,540 0,0 2301,0">
                <text:p/>
              </draw:polygon>
              <draw:polygon draw:style-name="gr5" draw:layer="layout" svg:width="0.381cm" svg:height="0.37cm" svg:x="8.32cm" svg:y="8.055cm" svg:viewBox="0 0 382 371" draw:points="382,0 0,0 0,371">
                <text:p/>
              </draw:polygon>
            </draw:g>
            <draw:frame draw:style-name="gr7" draw:layer="layout" svg:width="1.526cm" svg:height="0.954cm" svg:x="6.788cm" svg:y="6.273cm">
              <draw:text-box>
                <text:p>.tex</text:p>
              </draw:text-box>
            </draw:frame>
          </draw:g>
          <draw:g>
            <draw:g>
              <draw:polygon draw:style-name="gr3" draw:layer="layout" svg:width="2.3cm" svg:height="2.815cm" svg:x="3.701cm" svg:y="5.61cm" svg:viewBox="0 0 2301 2816" draw:points="2301,2435 1917,2816 0,2816 0,0 2301,0">
                <text:p/>
              </draw:polygon>
              <draw:polygon draw:style-name="gr5" draw:layer="layout" svg:width="2.3cm" svg:height="0.539cm" svg:x="3.701cm" svg:y="5.074cm" svg:viewBox="0 0 2301 540" draw:points="2301,540 0,540 0,0 2301,0">
                <text:p/>
              </draw:polygon>
              <draw:polygon draw:style-name="gr5" draw:layer="layout" svg:width="0.381cm" svg:height="0.37cm" svg:x="5.62cm" svg:y="8.055cm" svg:viewBox="0 0 382 371" draw:points="382,0 0,0 0,371">
                <text:p/>
              </draw:polygon>
            </draw:g>
            <draw:frame draw:style-name="gr7" draw:layer="layout" svg:width="1.526cm" svg:height="0.954cm" svg:x="4.088cm" svg:y="6.273cm">
              <draw:text-box>
                <text:p>.tex</text:p>
              </draw:text-box>
            </draw:frame>
          </draw:g>
          <draw:g>
            <draw:g>
              <draw:polygon draw:style-name="gr3" draw:layer="layout" svg:width="2.3cm" svg:height="2.815cm" svg:x="1cm" svg:y="5.61cm" svg:viewBox="0 0 2301 2816" draw:points="2301,2435 1917,2816 0,2816 0,0 2301,0">
                <text:p/>
              </draw:polygon>
              <draw:polygon draw:style-name="gr5" draw:layer="layout" svg:width="2.3cm" svg:height="0.539cm" svg:x="1cm" svg:y="5.074cm" svg:viewBox="0 0 2301 540" draw:points="2301,540 0,540 0,0 2301,0">
                <text:p/>
              </draw:polygon>
              <draw:polygon draw:style-name="gr5" draw:layer="layout" svg:width="0.381cm" svg:height="0.37cm" svg:x="2.919cm" svg:y="8.055cm" svg:viewBox="0 0 382 371" draw:points="382,0 0,0 0,371">
                <text:p/>
              </draw:polygon>
            </draw:g>
            <draw:frame draw:style-name="gr7" draw:layer="layout" svg:width="1.56cm" svg:height="0.954cm" svg:x="1.37cm" svg:y="6.273cm">
              <draw:text-box>
                <text:p>.def</text:p>
              </draw:text-box>
            </draw:frame>
          </draw:g>
          <draw:frame draw:style-name="gr7" draw:layer="layout" svg:width="3.783cm" svg:height="0.954cm" svg:x="10.017cm" svg:y="7.746cm">
            <draw:text-box>
              <text:p>PDF-LaTeX</text:p>
            </draw:text-box>
          </draw:frame>
          <draw:frame draw:style-name="gr7" draw:layer="layout" svg:width="3.22cm" svg:height="0.954cm" svg:x="15.971cm" svg:y="4.423cm">
            <draw:text-box>
              <text:p>Arbeit.pdf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1T11:24:15.910010000</meta:creation-date>
    <dc:date>2015-03-11T11:30:01.277648000</dc:date>
    <meta:editing-duration>PT5M45S</meta:editing-duration>
    <meta:editing-cycles>2</meta:editing-cycles>
    <meta:generator>LibreOffice/4.3.2.2$MacOSX_x86 LibreOffice_project/edfb5295ba211bd31ad47d0bad0118690f76407d</meta:generator>
    <meta:document-statistic meta:object-count="45"/>
  </office:meta>
</office:document-meta>
</file>